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965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8929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0.439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Group Centroids</text:p>
          </table:table-cell>
          <table:table-cell table:number-columns-repeated="4"/>
        </table:table-row>
        <table:table-row table:style-name="ro1">
          <table:table-cell office:value-type="float" office:value="35.8554" calcext:value-type="float">
            <text:p>35.8554</text:p>
          </table:table-cell>
          <table:table-cell office:value-type="float" office:value="233.5393" calcext:value-type="float">
            <text:p>233.5393</text:p>
          </table:table-cell>
          <table:table-cell table:number-columns-repeated="8"/>
        </table:table-row>
        <table:table-row table:style-name="ro1">
          <table:table-cell office:value-type="float" office:value="34.721" calcext:value-type="float">
            <text:p>34.721</text:p>
          </table:table-cell>
          <table:table-cell office:value-type="float" office:value="192.6537" calcext:value-type="float">
            <text:p>192.6537</text:p>
          </table:table-cell>
          <table:table-cell table:number-columns-repeated="8"/>
        </table:table-row>
        <table:table-row table:style-name="ro1">
          <table:table-cell office:value-type="float" office:value="22.081" calcext:value-type="float">
            <text:p>22.081</text:p>
          </table:table-cell>
          <table:table-cell office:value-type="float" office:value="196.1908" calcext:value-type="float">
            <text:p>196.1908</text:p>
          </table:table-cell>
          <table:table-cell table:number-columns-repeated="5"/>
          <table:table-cell office:value-type="string" calcext:value-type="string">
            <text:p>t.t</text:p>
          </table:table-cell>
          <table:table-cell office:value-type="string" calcext:value-type="string">
            <text:p>t.x</text:p>
          </table:table-cell>
          <table:table-cell office:value-type="string" calcext:value-type="string">
            <text:p>t.y</text:p>
          </table:table-cell>
        </table:table-row>
        <table:table-row table:style-name="ro1">
          <table:table-cell office:value-type="float" office:value="18.6249" calcext:value-type="float">
            <text:p>18.6249</text:p>
          </table:table-cell>
          <table:table-cell office:value-type="float" office:value="153.0486" calcext:value-type="float">
            <text:p>153.0486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table:formula="of:=SUM([.A2:.A5])/4" office:value-type="float" office:value="27.820575" calcext:value-type="float">
            <text:p>27.820575</text:p>
          </table:table-cell>
          <table:table-cell table:formula="of:=SUM([.B2:.B5])/4" office:value-type="float" office:value="193.8581" calcext:value-type="float">
            <text:p>193.8581</text:p>
          </table:table-cell>
          <table:table-cell table:formula="of:=[.E5]*[.E5]" office:value-type="float" office:value="212521" calcext:value-type="float">
            <text:p>212521</text:p>
          </table:table-cell>
          <table:table-cell table:formula="of:=[.E5]*[.F5]" office:value-type="float" office:value="12825.285075" calcext:value-type="float">
            <text:p>12825.285075</text:p>
          </table:table-cell>
          <table:table-cell table:formula="of:=[.E5]*[.G5]" office:value-type="float" office:value="89368.5841" calcext:value-type="float">
            <text:p>89368.5841</text:p>
          </table:table-cell>
        </table:table-row>
        <table:table-row table:style-name="ro1">
          <table:table-cell office:value-type="float" office:value="17.7727" calcext:value-type="float">
            <text:p>17.7727</text:p>
          </table:table-cell>
          <table:table-cell office:value-type="float" office:value="140.4662" calcext:value-type="float">
            <text:p>140.4662</text:p>
          </table:table-cell>
          <table:table-cell table:number-columns-repeated="5"/>
          <table:table-cell table:formula="of:=[.E6]*[.E6]" office:value-type="float" office:value="0" calcext:value-type="float">
            <text:p>0</text:p>
          </table:table-cell>
          <table:table-cell table:formula="of:=[.E6]*[.F6]" office:value-type="float" office:value="0" calcext:value-type="float">
            <text:p>0</text:p>
          </table:table-cell>
          <table:table-cell table:formula="of:=[.E6]*[.G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.561" calcext:value-type="float">
            <text:p>6.561</text:p>
          </table:table-cell>
          <table:table-cell office:value-type="float" office:value="68.538" calcext:value-type="float">
            <text:p>68.538</text:p>
          </table:table-cell>
          <table:table-cell table:number-columns-repeated="5"/>
          <table:table-cell table:formula="of:=[.E7]*[.E7]"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formula="of:=[.E7]*[.G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.6118" calcext:value-type="float">
            <text:p>16.6118</text:p>
          </table:table-cell>
          <table:table-cell office:value-type="float" office:value="103.6236" calcext:value-type="float">
            <text:p>103.6236</text:p>
          </table:table-cell>
          <table:table-cell table:number-columns-repeated="5"/>
          <table:table-cell table:formula="of:=[.E8]*[.E8]" office:value-type="float" office:value="0" calcext:value-type="float">
            <text:p>0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E8]*[.G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.9123" calcext:value-type="float">
            <text:p>4.9123</text:p>
          </table:table-cell>
          <table:table-cell office:value-type="float" office:value="106.2665" calcext:value-type="float">
            <text:p>106.2665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SUM([.A6:.A9])/4" office:value-type="float" office:value="11.46445" calcext:value-type="float">
            <text:p>11.46445</text:p>
          </table:table-cell>
          <table:table-cell table:formula="of:=SUM([.B6:.B9])/4" office:value-type="float" office:value="104.723575" calcext:value-type="float">
            <text:p>104.723575</text:p>
          </table:table-cell>
          <table:table-cell table:formula="of:=[.E9]*[.E9]" office:value-type="float" office:value="56169" calcext:value-type="float">
            <text:p>56169</text:p>
          </table:table-cell>
          <table:table-cell table:formula="of:=[.E9]*[.F9]" office:value-type="float" office:value="2717.07465" calcext:value-type="float">
            <text:p>2717.07465</text:p>
          </table:table-cell>
          <table:table-cell table:formula="of:=[.E9]*[.G9]" office:value-type="float" office:value="24819.487275" calcext:value-type="float">
            <text:p>24819.487275</text:p>
          </table:table-cell>
        </table:table-row>
        <table:table-row table:style-name="ro1">
          <table:table-cell office:value-type="float" office:value="7.7393" calcext:value-type="float">
            <text:p>7.7393</text:p>
          </table:table-cell>
          <table:table-cell office:value-type="float" office:value="31.2567" calcext:value-type="float">
            <text:p>31.2567</text:p>
          </table:table-cell>
          <table:table-cell table:number-columns-repeated="5"/>
          <table:table-cell table:formula="of:=[.E10]*[.E10]" office:value-type="float" office:value="0" calcext:value-type="float">
            <text:p>0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E10]*[.G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9301" calcext:value-type="float">
            <text:p>0.9301</text:p>
          </table:table-cell>
          <table:table-cell office:value-type="float" office:value="0.678" calcext:value-type="float">
            <text:p>0.678</text:p>
          </table:table-cell>
          <table:table-cell table:number-columns-repeated="5"/>
          <table:table-cell table:formula="of:=[.E11]*[.E11]" office:value-type="float" office:value="0" calcext:value-type="float">
            <text:p>0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E11]*[.G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.2949" calcext:value-type="float">
            <text:p>8.2949</text:p>
          </table:table-cell>
          <table:table-cell office:value-type="float" office:value="17.7821" calcext:value-type="float">
            <text:p>17.7821</text:p>
          </table:table-cell>
          <table:table-cell table:number-columns-repeated="5"/>
          <table:table-cell table:formula="of:=[.E12]*[.E12]" office:value-type="float" office:value="0" calcext:value-type="float">
            <text:p>0</text:p>
          </table:table-cell>
          <table:table-cell table:formula="of:=[.E12]*[.F12]" office:value-type="float" office:value="0" calcext:value-type="float">
            <text:p>0</text:p>
          </table:table-cell>
          <table:table-cell table:formula="of:=[.E12]*[.G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483" calcext:value-type="float">
            <text:p>0.3483</text:p>
          </table:table-cell>
          <table:table-cell office:value-type="float" office:value="18.1956" calcext:value-type="float">
            <text:p>18.195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SUM([.A10:.A13])/4" office:value-type="float" office:value="4.32815" calcext:value-type="float">
            <text:p>4.32815</text:p>
          </table:table-cell>
          <table:table-cell table:formula="of:=SUM([.B10:.B13])/4" office:value-type="float" office:value="16.9781" calcext:value-type="float">
            <text:p>16.9781</text:p>
          </table:table-cell>
          <table:table-cell table:formula="of:=[.E13]*[.E13]" office:value-type="float" office:value="1089" calcext:value-type="float">
            <text:p>1089</text:p>
          </table:table-cell>
          <table:table-cell table:formula="of:=[.E13]*[.F13]" office:value-type="float" office:value="142.82895" calcext:value-type="float">
            <text:p>142.82895</text:p>
          </table:table-cell>
          <table:table-cell table:formula="of:=[.E13]*[.G13]" office:value-type="float" office:value="560.2773" calcext:value-type="float">
            <text:p>560.2773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nerated from fit</text:p>
          </table:table-cell>
          <table:table-cell table:number-columns-repeated="6"/>
          <table:table-cell table:formula="of:=SUM([.H5:.H13])" office:value-type="float" office:value="269779" calcext:value-type="float">
            <text:p>269779</text:p>
          </table:table-cell>
          <table:table-cell table:formula="of:=SUM([.I5:.I13])" office:value-type="float" office:value="15685.188675" calcext:value-type="float">
            <text:p>15685.188675</text:p>
          </table:table-cell>
          <table:table-cell table:formula="of:=SUM([.J5:.J13])" office:value-type="float" office:value="114748.348675" calcext:value-type="float">
            <text:p>114748.348675</text:p>
          </table:table-cell>
        </table:table-row>
        <table:table-row table:style-name="ro1">
          <table:table-cell table:formula="of:=[.I17]*33" office:value-type="float" office:value="1.91864906562409" calcext:value-type="float">
            <text:p>1.9186490656</text:p>
          </table:table-cell>
          <table:table-cell table:formula="of:=[.J17]*33" office:value-type="float" office:value="14.036287132338" calcext:value-type="float">
            <text:p>14.0362871323</text:p>
          </table:table-cell>
          <table:table-cell table:number-columns-repeated="2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VX</text:p>
          </table:table-cell>
          <table:table-cell office:value-type="string" calcext:value-type="string">
            <text:p>VY </text:p>
          </table:table-cell>
        </table:table-row>
        <table:table-row table:style-name="ro1">
          <table:table-cell table:formula="of:=[.I17]*237" office:value-type="float" office:value="13.7793887440275" calcext:value-type="float">
            <text:p>13.779388744</text:p>
          </table:table-cell>
          <table:table-cell table:formula="of:=[.J17]*237" office:value-type="float" office:value="100.806062132245" calcext:value-type="float">
            <text:p>100.8060621322</text:p>
          </table:table-cell>
          <table:table-cell table:number-columns-repeated="2"/>
          <table:table-cell office:value-type="float" office:value="0.39" calcext:value-type="float">
            <text:p>0.39</text:p>
          </table:table-cell>
          <table:table-cell table:number-columns-repeated="3"/>
          <table:table-cell table:formula="of:=[.I15]/[.$H$15]" office:value-type="float" office:value="0.0581408807764874" calcext:value-type="float">
            <text:p>0.0581408808</text:p>
          </table:table-cell>
          <table:table-cell table:formula="of:=[.J15]/[.$H$15]" office:value-type="float" office:value="0.425342034313271" calcext:value-type="float">
            <text:p>0.4253420343</text:p>
          </table:table-cell>
        </table:table-row>
        <table:table-row table:style-name="ro1">
          <table:table-cell table:style-name="ce1" table:formula="of:=[.I17]*461" office:value-type="float" office:value="26.8029460379607" calcext:value-type="float">
            <text:p>26.802946038</text:p>
          </table:table-cell>
          <table:table-cell table:style-name="ce1" table:formula="of:=[.J17]*461" office:value-type="float" office:value="196.082677818418" calcext:value-type="float">
            <text:p>196.0826778184</text:p>
          </table:table-cell>
          <table:table-cell table:number-columns-repeated="6"/>
          <table:table-cell office:value-type="string" calcext:value-type="string">
            <text:p>UX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 table:number-columns-repeated="8"/>
          <table:table-cell table:formula="of:=[.I17]*[.$E$17]" office:value-type="float" office:value="0.0226749435028301" calcext:value-type="float">
            <text:p>0.0226749435</text:p>
          </table:table-cell>
          <table:table-cell table:formula="of:=[.J17]*[.$E$17]" office:value-type="float" office:value="0.165883393382176" calcext:value-type="float">
            <text:p>0.165883393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9T00:08:52.559264876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87" meta:object-count="0"/>
  </office:meta>
</office:document-meta>
</file>